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3" svg:font-family="Ari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Hiragino Kaku Gothic Pro W3"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indent="0cm"/>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6pt" fo:font-style="italic" fo:text-shadow="none" style:text-underline-style="none" fo:font-weight="normal" style:letter-kerning="true" style:font-name-asian="Hiragino Kaku Gothic Pro W3" style:font-size-asian="6pt" style:font-style-asian="italic" style:font-weight-asian="normal" style:font-name-complex="Arial2" style:font-size-complex="6pt" style:font-style-complex="italic"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6pt" fo:font-style="normal" fo:text-shadow="none" style:text-underline-style="none" fo:font-weight="bold" style:letter-kerning="true" style:font-name-asian="Hiragino Kaku Gothic Pro W3" style:font-size-asian="6pt" style:font-style-asian="normal" style:font-weight-asian="bold" style:font-name-complex="Arial2" style:font-size-complex="6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Hiragino Kaku Gothic Pro W3"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6pt" fo:font-style="italic" fo:text-shadow="none" style:text-underline-style="none" fo:font-weight="normal" style:letter-kerning="true" style:font-name-asian="Hiragino Kaku Gothic Pro W3" style:font-size-asian="6pt" style:font-style-asian="italic" style:font-weight-asian="normal" style:font-name-complex="Arial2" style:font-size-complex="6pt" style:font-style-complex="italic"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6pt" fo:font-style="normal" fo:text-shadow="none" style:text-underline-style="none" fo:font-weight="bold" style:letter-kerning="true" style:font-name-asian="Hiragino Kaku Gothic Pro W3" style:font-size-asian="6pt" style:font-style-asian="normal" style:font-weight-asian="bold" style:font-name-complex="Arial2" style:font-size-complex="6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6pt" fo:font-style="normal" fo:text-shadow="none" style:text-underline-style="none" fo:font-weight="normal" style:letter-kerning="true" style:font-name-asian="Hiragino Kaku Gothic Pro W3" style:font-size-asian="6pt" style:font-style-asian="normal" style:font-weight-asian="normal" style:font-name-complex="Arial2"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Symmetric_20_Arrow" draw:marker-start-width="0.3cm" draw:marker-start-center="false" draw:marker-end="Symmetric_20_Arrow" draw:marker-end-width="0.3cm" draw:marker-end-center="false" draw:fill="none" draw:fill-color="#ffffff" fo:min-height="0.1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Arrow" draw:marker-start-width="0.152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Arrow" draw:marker-start-width="0.152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Arrow" draw:marker-start-width="0.152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Arrow" draw:marker-start-width="0.152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fo:min-height="0.176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fo:min-height="0.178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051cm" svg:stroke-color="#ff0000" draw:marker-start="" draw:marker-start-width="0.275cm" draw:marker-start-center="false" draw:marker-end="Arrow" draw:marker-end-width="0.254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2" style:family="graphic">
      <style:graphic-properties draw:stroke="solid" svg:stroke-width="0.051cm" svg:stroke-color="#0000ff" draw:marker-start="" draw:marker-start-width="0.275cm" draw:marker-start-center="false" draw:marker-end="Arrow" draw:marker-end-width="0.2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3" style:family="graphic">
      <style:graphic-properties draw:stroke="solid" svg:stroke-width="0.051cm" svg:stroke-color="#0000ff" draw:marker-start="" draw:marker-start-width="0.275cm" draw:marker-start-center="false" draw:marker-end="Arrow" draw:marker-end-width="0.2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4"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5"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6"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7"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123cm" draw:marker-start-center="false" draw:marker-end="" draw:marker-end-width="0.12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123cm" draw:marker-start-center="false" draw:marker-end="" draw:marker-end-width="0.12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123cm" draw:marker-start-center="false" draw:marker-end="" draw:marker-end-width="0.12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123cm" draw:marker-start-center="false" draw:marker-end="" draw:marker-end-width="0.12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123cm" draw:marker-start-center="false" draw:marker-end="" draw:marker-end-width="0.12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051cm" svg:stroke-color="#0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5" style:family="graphic">
      <style:graphic-properties draw:stroke="solid" svg:stroke-width="0.051cm" svg:stroke-color="#0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8"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 draw:marker-end-width="0.3cm" draw:marker-end-center="false" draw:fill="solid" draw:fill-color="#355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3cm" draw:marker-start-center="false" draw:marker-end="" draw:marker-end-width="0.3cm" draw:marker-end-center="false" draw:fill="solid" draw:fill-color="#355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3cm" draw:marker-start-center="false" draw:marker-end="" draw:marker-end-width="0.3cm" draw:marker-end-center="false" draw:fill="solid" draw:fill-color="#23b8d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ale Rail Article</text:p>
      <text:p text:style-name="Standard"/>
      <text:p text:style-name="Standard">Introduction: </text:p>
      <text:p text:style-name="Standard">The advantages of a bus: reduced wiring, ease of automation, adding a computer. <text:s/>A PD solution would be good, and get everyone onto the same page. <text:s/></text:p>
      <text:p text:style-name="Standard"/>
      <text:p text:style-name="Standard">History:</text:p>
      <text:p text:style-name="Standard">DIDMetaDCC --&gt; MRLCB --&gt; NMRAnet</text:p>
      <text:p text:style-name="Standard">--&gt; CBUS --&gt;Atbus, --&gt;S9.5, --&gt;S9.6</text:p>
      <text:p text:style-name="Standard">Thanks to the many contributors: ...</text:p>
      <text:p text:style-name="Standard"/>
      <text:p text:style-name="Standard">Similarities:</text:p>
      <text:p text:style-name="Standard">CAN</text:p>
      <text:p text:style-name="Standard">Producer-consumer</text:p>
      <text:p text:style-name="Standard"/>
      <text:p text:style-name="Standard">How S9.6 is different:</text:p>
      <text:p text:style-name="Standard">We have thought about the difficult problems: </text:p>
      <text:p text:style-name="Standard"><text:s text:c="3"/>how to make it easy for the novice</text:p>
      <text:p text:style-name="Standard"><text:s text:c="3"/>generalizing the p/c model</text:p>
      <text:p text:style-name="Standard"><text:s text:c="3"/>simplifying the simple nodes</text:p>
      <text:p text:style-name="Standard"><text:s text:c="3"/>supporting the very large layouts</text:p>
      <text:p text:style-name="Standard"/>
      <text:p text:style-name="Standard">Simplicity for the novice, and the expert alike</text:p>
      <text:list xml:id="list2004523605" text:style-name="L1">
        <text:list-item>
          <text:p text:style-name="P1">no need to learn Ids, channels, etc</text:p>
        </text:list-item>
      </text:list>
      <text:list xml:id="list1568796907" text:style-name="L2">
        <text:list-item>
          <text:p text:style-name="P2">push button programming</text:p>
        </text:list-item>
        <text:list-item>
          <text:p text:style-name="P2">useful things: automating a station's tracks</text:p>
        </text:list-item>
        <text:list-item>
          <text:p text:style-name="P2">automating a yard throat</text:p>
        </text:list-item>
      </text:list>
      <text:p text:style-name="Standard"/>
      <text:p text:style-name="Standard">Generalizing the P/C model-</text:p>
      <text:list xml:id="list1229419891" text:style-name="L3">
        <text:list-item>
          <text:p text:style-name="P3">any node that shares an event# responds to the event</text:p>
        </text:list-item>
        <text:list-item>
          <text:p text:style-name="P3">any node can be taught the event from any other node</text:p>
        </text:list-item>
      </text:list>
      <text:p text:style-name="Standard"/>
      <text:p text:style-name="Standard">Large Ids simplify things:</text:p>
      <text:list xml:id="list1036478411" text:style-name="L4">
        <text:list-item>
          <text:p text:style-name="P4">allows us to fold other information into the events</text:p>
        </text:list-item>
        <text:list-item>
          <text:p text:style-name="P4">this lets any 'dumb' node respond to the event</text:p>
          <text:p text:style-name="P4">eg: fast clock. <text:s/>n S9.5, this would be a new set of messages, to use them, each node woul dhave to have code added to handle the new set of messages. <text:s/>With S9.6, because of the big-events, the time is folded into the events. <text:s/>A dumb node can respond to the time code, just like any other event. <text:s/>It doesn't need reprogramming. <text:s/></text:p>
        </text:list-item>
      </text:list>
      <text:p text:style-name="Standard"/>
      <text:p text:style-name="Standard">Support for very large layouts: </text:p>
      <text:list xml:id="list969331021" text:style-name="L5">
        <text:list-item>
          <text:p text:style-name="P5">If your bus gets full, either too many nodes, or too much traffic – just split it in two.</text:p>
        </text:list-item>
        <text:list-item>
          <text:p text:style-name="P5">A large layout can be a number of segments joined by a fast bus. <text:s/></text:p>
        </text:list-item>
        <text:list-item>
          <text:p text:style-name="P5">Traffic is reduced by gateway filtering, messages only go where they are wanted. <text:s/></text:p>
        </text:list-item>
        <text:list-item>
          <text:p text:style-name="P5">This is called “scaling gracefully”. <text:s/><text:line-break/><text:line-break/></text:p>
          <text:p text:style-name="P5"/>
        </text:list-item>
      </text:list>
      <text:p text:style-name="P12">Introduction</text:p>
      <text:p text:style-name="Standard"/>
      <text:p text:style-name="Standard"><draw:frame draw:style-name="fr1" draw:name="Frame1" text:anchor-type="paragraph" svg:x="9.532cm" svg:y="0.093cm" svg:width="7.967cm" draw:z-index="1"><draw:text-box fo:min-height="4.904cm"><text:p text:style-name="Frame_20_contents"><draw:g text:anchor-type="paragraph" draw:z-index="2" draw:style-name="gr1"><draw:g draw:style-name="gr2"><draw:ellipse draw:style-name="gr3" draw:text-style-name="P13" draw:id="id7" svg:width="0.399cm" svg:height="0.355cm" svg:x="3.426cm" svg:y="1.379cm"><text:p/></draw:ellipse><draw:ellipse draw:style-name="gr3" draw:text-style-name="P13" draw:id="id4" svg:width="0.399cm" svg:height="0.354cm" svg:x="1.432cm" svg:y="2.97cm"><text:p/></draw:ellipse><draw:ellipse draw:style-name="gr3" draw:text-style-name="P13" draw:id="id3" svg:width="0.399cm" svg:height="0.354cm" svg:x="3.426cm" svg:y="2.263cm"><text:p/></draw:ellipse><draw:ellipse draw:style-name="gr3" draw:text-style-name="P13" draw:id="id8" svg:width="0.399cm" svg:height="0.354cm" svg:x="2.628cm" svg:y="2.97cm"><text:p/></draw:ellipse><draw:ellipse draw:style-name="gr3" draw:text-style-name="P13" draw:id="id6" svg:width="0.401cm" svg:height="0.354cm" svg:x="0.633cm" svg:y="2.263cm"><text:p/></draw:ellipse><draw:ellipse draw:style-name="gr3" draw:text-style-name="P13" draw:id="id9" svg:width="0.401cm" svg:height="0.355cm" svg:x="0.633cm" svg:y="1.379cm"><text:p/></draw:ellipse><draw:ellipse draw:style-name="gr3" draw:text-style-name="P13" draw:id="id1" svg:width="0.399cm" svg:height="0.354cm" svg:x="1.432cm" svg:y="0.497cm"><text:p/></draw:ellipse><draw:ellipse draw:style-name="gr3" draw:text-style-name="P13" draw:id="id2" svg:width="0.399cm" svg:height="0.354cm" svg:x="2.628cm" svg:y="0.497cm"><text:p/></draw:ellipse><draw:connector draw:style-name="gr3" draw:text-style-name="P13" draw:type="curve" svg:x1="1.831cm" svg:y1="0.673cm" svg:x2="2.628cm" svg:y2="0.673cm" draw:start-shape="id1" draw:start-glue-point="1" draw:end-shape="id2" svg:d="m1831 673h797"><text:p/></draw:connector><draw:connector draw:style-name="gr3" draw:text-style-name="P13" draw:type="curve" svg:x1="2.828cm" svg:y1="0.85cm" svg:x2="3.425cm" svg:y2="2.439cm" draw:start-shape="id2" draw:start-glue-point="2" draw:end-shape="id3" draw:end-glue-point="3" svg:d="m2828 850c0 1060 199 1589 597 1589"><text:p/></draw:connector><draw:connector draw:style-name="gr3" draw:text-style-name="P13" draw:type="curve" svg:x1="2.914cm" svg:y1="0.843cm" svg:x2="1.632cm" svg:y2="2.97cm" draw:end-shape="id4" draw:end-glue-point="0" svg:d="m2914 843c0 1219-1282 157-1282 2127"><text:p/></draw:connector><draw:connector draw:style-name="gr3" draw:text-style-name="P13" draw:type="curve" svg:x1="3.651cm" svg:y1="2.32cm" svg:x2="1.632cm" svg:y2="0.85cm" draw:start-shape="id5" draw:start-glue-point="2" draw:end-shape="id1" draw:end-glue-point="2" svg:d="m3651 2320c0-1212-2019-478-2019-1470"><text:p/></draw:connector><draw:connector draw:style-name="gr3" draw:text-style-name="P13" draw:type="curve" svg:x1="2.628cm" svg:y1="0.673cm" svg:x2="1.018cm" svg:y2="2.294cm" draw:start-shape="id2" svg:d="m2628 673c-1582 0-778 1621-1610 1621"><text:p/></draw:connector><draw:connector draw:style-name="gr3" draw:text-style-name="P13" draw:type="curve" svg:x1="1.004cm" svg:y1="1.461cm" svg:x2="2.828cm" svg:y2="0.85cm" draw:end-shape="id2" draw:end-glue-point="2" svg:d="m1004 1461c0-82 1824 222 1824-611"><text:p/></draw:connector><draw:connector draw:style-name="gr3" draw:text-style-name="P13" draw:id="id5" draw:type="curve" svg:x1="3.651cm" svg:y1="2.319cm" svg:x2="1.034cm" svg:y2="2.438cm" draw:end-shape="id6" draw:end-glue-point="1" svg:d="m3651 2319c-1587 0-278 119-2617 119"><text:p/></draw:connector><draw:connector draw:style-name="gr3" draw:text-style-name="P13" draw:type="curve" svg:x1="1.831cm" svg:y1="3.146cm" svg:x2="3.425cm" svg:y2="1.555cm" draw:start-shape="id4" draw:end-shape="id7" svg:d="m1831 3146c1196 0 399-1591 1594-1591"><text:p/></draw:connector><draw:connector draw:style-name="gr3" draw:text-style-name="P13" draw:type="curve" svg:x1="2.628cm" svg:y1="3.147cm" svg:x2="1.632cm" svg:y2="0.85cm" draw:start-shape="id8" draw:start-glue-point="3" draw:end-shape="id1" draw:end-glue-point="2" svg:d="m2628 3147c-665 0-996-766-996-2297"><text:p/></draw:connector><draw:connector draw:style-name="gr3" draw:text-style-name="P13" draw:type="curve" svg:x1="1.632cm" svg:y1="2.97cm" svg:x2="1.782cm" svg:y2="0.797cm" draw:start-shape="id4" svg:d="m1632 2970c0-2005 150-919 150-2173"><text:p/></draw:connector><draw:connector draw:style-name="gr3" draw:text-style-name="P13" draw:type="curve" svg:x1="0.833cm" svg:y1="1.733cm" svg:x2="0.633cm" svg:y2="2.438cm" draw:start-shape="id9" draw:start-glue-point="2" draw:end-shape="id6" draw:end-glue-point="3" svg:d="m833 1733c0 2074-351 1729-590 1386s-361-681 390-681"><text:p/></draw:connector><draw:connector draw:style-name="gr3" draw:text-style-name="P13" draw:type="curve" svg:x1="1.441cm" svg:y1="0.772cm" svg:x2="0.833cm" svg:y2="1.378cm" draw:end-shape="id9" draw:end-glue-point="0" svg:d="m1441 772c0 79-608-224-608 606"><text:p/></draw:connector><draw:connector draw:style-name="gr3" draw:text-style-name="P13" draw:type="curve" svg:x1="3.027cm" svg:y1="0.674cm" svg:x2="3.425cm" svg:y2="1.556cm" draw:start-shape="id2" draw:start-glue-point="1" draw:end-shape="id7" draw:end-glue-point="3" svg:d="m3027 674c751 0 501-678-199-678s-1350 1560 597 1560"><text:p/></draw:connector><draw:connector draw:style-name="gr3" draw:text-style-name="P13" draw:type="curve" svg:x1="3.625cm" svg:y1="1.733cm" svg:x2="3.625cm" svg:y2="2.262cm" draw:start-shape="id7" draw:start-glue-point="2" draw:end-shape="id3" draw:end-glue-point="0" svg:d="m3625 1733v529"><text:p/></draw:connector><draw:connector draw:style-name="gr3" draw:text-style-name="P13" draw:type="curve" svg:x1="3.625cm" svg:y1="2.615cm" svg:x2="3.027cm" svg:y2="3.146cm" draw:start-shape="id3" draw:start-glue-point="2" draw:end-shape="id8" draw:end-glue-point="1" svg:d="m3625 2615c0 354-200 531-598 531"><text:p/></draw:connector><draw:connector draw:style-name="gr3" draw:text-style-name="P13" draw:type="curve" svg:x1="2.628cm" svg:y1="3.146cm" svg:x2="1.831cm" svg:y2="3.146cm" draw:start-shape="id8" draw:start-glue-point="3" draw:end-shape="id4" draw:end-glue-point="1" svg:d="m2628 3146h-797"><text:p/></draw:connector><draw:connector draw:style-name="gr3" draw:text-style-name="P13" draw:type="curve" svg:x1="0.833cm" svg:y1="2.615cm" svg:x2="1.432cm" svg:y2="3.146cm" draw:start-shape="id6" draw:start-glue-point="2" draw:end-shape="id4" draw:end-glue-point="3" svg:d="m833 2615c0 354 199 531 599 531"><text:p/></draw:connector><draw:connector draw:style-name="gr3" draw:text-style-name="P13" draw:type="curve" svg:x1="0.833cm" svg:y1="2.263cm" svg:x2="1.632cm" svg:y2="0.85cm" draw:start-shape="id6" draw:start-glue-point="0" draw:end-shape="id1" draw:end-glue-point="2" svg:d="m833 2263c0-1058 799-353 799-1413"><text:p/></draw:connector><draw:connector draw:style-name="gr3" draw:text-style-name="P13" draw:type="curve" svg:x1="1.822cm" svg:y1="0.76cm" svg:x2="3.625cm" svg:y2="1.734cm" draw:end-shape="id7" draw:end-glue-point="2" svg:d="m1822 760c0 2212 1803 1725 1803 974"><text:p/></draw:connector><draw:connector draw:style-name="gr3" draw:text-style-name="P13" draw:type="curve" svg:x1="3.651cm" svg:y1="1.654cm" svg:x2="2.828cm" svg:y2="2.969cm" draw:end-shape="id8" draw:end-glue-point="0" svg:d="m3651 1654c0 610-823-46-823 1315"><text:p/></draw:connector><draw:connector draw:style-name="gr3" draw:text-style-name="P13" draw:type="curve" svg:x1="2.628cm" svg:y1="3.147cm" svg:x2="1.034cm" svg:y2="2.439cm" draw:start-shape="id8" draw:start-glue-point="3" draw:end-shape="id6" draw:end-glue-point="1" svg:d="m2628 3147c-1196 0-398-708-1594-708"><text:p/></draw:connector><draw:connector draw:style-name="gr3" draw:text-style-name="P13" draw:type="curve" svg:x1="3.425cm" svg:y1="2.439cm" svg:x2="1.632cm" svg:y2="2.97cm" draw:start-shape="id3" draw:end-shape="id4" draw:end-glue-point="0" svg:d="m3425 2439c-1195 0-1793 177-1793 531"><text:p/></draw:connector><draw:connector draw:style-name="gr3" draw:text-style-name="P13" draw:type="curve" svg:x1="1.034cm" svg:y1="1.555cm" svg:x2="3.651cm" svg:y2="2.319cm" draw:start-shape="id9" draw:start-glue-point="1" draw:end-shape="id5" draw:end-glue-point="2" svg:d="m1034 1555c1746 0 2617 254 2617 764"><text:p/></draw:connector><draw:connector draw:style-name="gr3" draw:text-style-name="P13" draw:type="curve" svg:x1="0.963cm" svg:y1="1.714cm" svg:x2="2.828cm" svg:y2="2.969cm" draw:end-shape="id8" draw:end-glue-point="0" svg:d="m963 1714c0 566 1865-62 1865 1255"><text:p/></draw:connector><draw:frame draw:style-name="gr4" draw:text-style-name="P15" svg:width="2.594cm" svg:height="1.026cm" svg:x="0.833cm" svg:y="3.674cm"><draw:text-box><text:p text:style-name="P14"><text:span text:style-name="T6">Conventional Wiring</text:span></text:p></draw:text-box></draw:frame></draw:g><draw:g draw:style-name="gr2"><draw:ellipse draw:style-name="gr3" draw:text-style-name="P13" draw:id="id12" svg:width="0.399cm" svg:height="0.355cm" svg:x="7.214cm" svg:y="1.379cm"><text:p/></draw:ellipse><draw:ellipse draw:style-name="gr3" draw:text-style-name="P13" draw:id="id15" svg:width="0.401cm" svg:height="0.354cm" svg:x="5.02cm" svg:y="2.97cm"><text:p/></draw:ellipse><draw:ellipse draw:style-name="gr3" draw:text-style-name="P13" draw:id="id13" svg:width="0.399cm" svg:height="0.354cm" svg:x="7.214cm" svg:y="2.263cm"><text:p/></draw:ellipse><draw:ellipse draw:style-name="gr3" draw:text-style-name="P13" draw:id="id14" svg:width="0.399cm" svg:height="0.354cm" svg:x="6.417cm" svg:y="2.97cm"><text:p/></draw:ellipse><draw:ellipse draw:style-name="gr3" draw:text-style-name="P13" draw:id="id16" svg:width="0.399cm" svg:height="0.354cm" svg:x="4.223cm" svg:y="2.263cm"><text:p/></draw:ellipse><draw:ellipse draw:style-name="gr3" draw:text-style-name="P13" draw:id="id17" svg:width="0.399cm" svg:height="0.355cm" svg:x="4.223cm" svg:y="1.379cm"><text:p/></draw:ellipse><draw:ellipse draw:style-name="gr3" draw:text-style-name="P13" draw:id="id10" svg:width="0.401cm" svg:height="0.354cm" svg:x="5.02cm" svg:y="0.497cm"><text:p/></draw:ellipse><draw:ellipse draw:style-name="gr3" draw:text-style-name="P13" draw:id="id11" svg:width="0.399cm" svg:height="0.354cm" svg:x="6.417cm" svg:y="0.497cm"><text:p/></draw:ellipse><draw:connector draw:style-name="gr3" draw:text-style-name="P13" draw:type="curve" svg:x1="5.219cm" svg:y1="0.85cm" svg:x2="6.616cm" svg:y2="0.85cm" draw:start-shape="id10" draw:start-glue-point="2" draw:end-shape="id11" draw:end-glue-point="2" svg:d="m5219 850c0 752 1397 752 1397 0"><text:p/></draw:connector><draw:connector draw:style-name="gr3" draw:text-style-name="P13" draw:type="curve" svg:x1="7.214cm" svg:y1="1.556cm" svg:x2="6.616cm" svg:y2="0.85cm" draw:start-shape="id12" draw:start-glue-point="3" draw:end-shape="id11" draw:end-glue-point="2" svg:d="m7214 1556c-398 0-598-235-598-706"><text:p/></draw:connector><draw:connector draw:style-name="gr3" draw:text-style-name="P13" draw:type="curve" svg:x1="7.214cm" svg:y1="1.555cm" svg:x2="7.214cm" svg:y2="2.438cm" draw:start-shape="id12" draw:start-glue-point="3" draw:end-shape="id13" draw:end-glue-point="3" svg:d="m7214 1555c-751 0-751 883 0 883"><text:p/></draw:connector><draw:connector draw:style-name="gr3" draw:text-style-name="P13" draw:type="curve" svg:x1="7.214cm" svg:y1="2.439cm" svg:x2="6.616cm" svg:y2="2.97cm" draw:start-shape="id13" draw:start-glue-point="3" draw:end-shape="id14" draw:end-glue-point="0" svg:d="m7214 2439c-398 0-598 177-598 531"><text:p/></draw:connector><draw:connector draw:style-name="gr3" draw:text-style-name="P13" draw:type="curve" svg:x1="6.616cm" svg:y1="2.969cm" svg:x2="5.219cm" svg:y2="2.969cm" draw:start-shape="id14" draw:start-glue-point="0" draw:end-shape="id15" svg:d="m6616 2969c0-751-1397-751-1397 0"><text:p/></draw:connector><draw:connector draw:style-name="gr3" draw:text-style-name="P13" draw:type="curve" svg:x1="4.621cm" svg:y1="2.439cm" svg:x2="5.219cm" svg:y2="2.97cm" draw:start-shape="id16" draw:start-glue-point="1" draw:end-shape="id15" draw:end-glue-point="0" svg:d="m4621 2439c399 0 598 177 598 531"><text:p/></draw:connector><draw:connector draw:style-name="gr3" draw:text-style-name="P13" draw:type="curve" svg:x1="4.621cm" svg:y1="1.555cm" svg:x2="4.621cm" svg:y2="2.438cm" draw:start-shape="id17" draw:start-glue-point="1" draw:end-shape="id16" draw:end-glue-point="1" svg:d="m4621 1555c752 0 752 883 0 883"><text:p/></draw:connector><draw:frame draw:style-name="gr4" draw:text-style-name="P17" svg:width="1.595cm" svg:height="1.026cm" svg:x="5.221cm" svg:y="3.674cm"><draw:text-box><text:p text:style-name="P16"><text:span text:style-name="T6">Bus Wiring</text:span></text:p></draw:text-box></draw:frame></draw:g></draw:g></text:p></draw:text-box></draw:frame>Although NMRA has had great success with the standardization of DCC, the rapid advance of electronics has meant that the control of accessories, animation and ... on the layout is much easier. <text:s/>However, the wiring of all these accessories leads to a spider-web under the layout. <text:s text:c="2"/>Unfortunately, one solution that many groups <text:s/>have tried, that of using DCC as an accessory bus, has lead to DCC congestion. <text:s/>Alternate methods include using one of the proprietary CAB or throttle-buses, such as Loconet, Xpressnet ar NCEs Cab-bus. <text:s/>The NMRA decided that a new public domain accessory bus should be developed. <text:s text:c="3"/>[picture of ad hoc wiring vs bus]</text:p>
      <text:p text:style-name="Standard"/>
      <text:p text:style-name="Standard"><text:span text:style-name="T2">History</text:span></text:p>
      <text:p text:style-name="Standard"/>
      <text:p text:style-name="Standard"><draw:g text:anchor-type="paragraph" draw:z-index="3" draw:style-name="gr1"><draw:frame draw:style-name="gr5" draw:text-style-name="P15" svg:width="7.134cm" svg:height="4.116cm" svg:x="10.141cm" svg:y="2.011cm"><draw:text-box><text:p text:style-name="P14"><text:span text:style-name="T6">egroup:DIYMetaDCC</text:span></text:p><text:p text:style-name="P14"><text:span text:style-name="T6"/></text:p><text:p text:style-name="P14"><text:span text:style-name="T6">egroup: MRRLCB</text:span></text:p><text:p text:style-name="P14"><text:span text:style-name="T6"/></text:p><text:p text:style-name="P14"><text:span text:style-name="T6"><text:tab/></text:span><text:span text:style-name="T6"><text:tab/></text:span><text:span text:style-name="T6">MERG:CBUS</text:span></text:p><text:p text:style-name="P14"><text:span text:style-name="T6"><text:s text:c="52"/></text:span><text:span text:style-name="T6">AT-bus</text:span></text:p><text:p text:style-name="P14"><text:span text:style-name="T6">egroup:NMRAnet</text:span></text:p><text:p text:style-name="P14"><text:span text:style-name="T6"/></text:p><text:p text:style-name="P14"><text:span text:style-name="T6"/></text:p><text:p text:style-name="P14"><text:span text:style-name="T6">S9.5 <text:s text:c="16"/>S9.6/OpenLCB</text:span></text:p></draw:text-box></draw:frame><draw:line draw:style-name="gr6" draw:text-style-name="P13" svg:x1="12.043cm" svg:y1="2.511cm" svg:x2="12.043cm" svg:y2="3.011cm"><text:p/></draw:line><draw:line draw:style-name="gr6" draw:text-style-name="P13" svg:x1="12.52cm" svg:y1="3.365cm" svg:x2="13.541cm" svg:y2="3.741cm"><text:p/></draw:line><draw:line draw:style-name="gr6" draw:text-style-name="P13" svg:x1="14.351cm" svg:y1="4.135cm" svg:x2="15.197cm" svg:y2="4.323cm"><text:p/></draw:line><draw:line draw:style-name="gr6" draw:text-style-name="P13" svg:x1="12.52cm" svg:y1="5.011cm" svg:x2="13.182cm" svg:y2="5.657cm"><text:p/></draw:line><draw:line draw:style-name="gr6" draw:text-style-name="P13" svg:x1="11.567cm" svg:y1="3.511cm" svg:x2="11.567cm" svg:y2="4.511cm"><text:p/></draw:line><draw:line draw:style-name="gr6" draw:text-style-name="P13" svg:x1="11.092cm" svg:y1="5.011cm" svg:x2="10.87cm" svg:y2="5.622cm"><text:p/></draw:line></draw:g><draw:frame draw:style-name="fr1" draw:name="Frame2" text:anchor-type="paragraph" svg:x="10.141cm" svg:y="1.314cm" svg:width="7.385cm" draw:z-index="0"><draw:text-box fo:min-height="5.018cm"><text:p text:style-name="Frame_20_contents"/></draw:text-box></draw:frame>Numerous people have taken part in a series of internet egroups, some predating the NMRAs interest in the bus. <text:s/>The first group was started by xxx, DIYMetaDIY. <text:s/>The discussion soon moved to MRRLCB, and eventually moved to NMRAnet, when he NMRA got involved. <text:s/>Some progress was made: CAN was recognized as an ideal bus for MRR, haivng been used in automobiles anf truck – robust, error strong. <text:s/>The pc model was introduced to the group by xxx, and was recognize as a powerful method of buoth simplifying and making a bus protocol more powerful. <text:s/>The severe space limitations of Can packets lead to disagreements on how to fit the messages. <text:s/>Two members became eager to build a bus, and developed CBUS at MERG, base on 11-bit headers. <text:s/>Subsequently, another MERG member modified the protocol and develope AT-bus. <text:s/></text:p>
      <text:p text:style-name="Standard"/>
      <text:p text:style-name="Standard">The group continued to discuss the use of CAN, focusing on 29-bit headers. <text:s/>This group eventually split into the S9.5 effort, lead by Don Voss, and the S9.6 effort comprising John Day. David Harris, Bob Jacobsen, Alex Shepherd, and Alan Robinson. <text:s/>Di Voss has done a good job introducing the concepts of an accessory bus, and the concept of p/c, and gives a good description of S9.5. <text:s/>This article will concentrate on the advantages of S9.6. <text:s/></text:p>
      <text:p text:style-name="Standard"/>
      <text:p text:style-name="Standard"/>
      <text:p text:style-name="P6">How S9.6 Differs</text:p>
      <text:p text:style-name="Standard"/>
      <text:p text:style-name="Standard">The S9.6 group wanted to design a bus standard that added significant function to the existing buses, and one that will be useful into the future, lasting for at least 10-20 years. <text:s/>For this reason the S9.6 design team has spent a lot of time thinking about the hard problems: how to make it simple for the novice while letting it serve very large layouts, and letting it take advantage of future technology while simplifying the implementation of individual nodes. <text:s/></text:p>
      <text:p text:style-name="Standard"/>
      <text:p text:style-name="Standard"><text:line-break/><text:soft-page-break/><text:span text:style-name="T3">Easy for the novice</text:span></text:p>
      <text:p text:style-name="Standard"><text:span text:style-name="T2"/></text:p>
      <text:p text:style-name="P10">Alice wants to control her three track station. She has goes to her local store and buys one 8-button input node, four turnout-controller nodes, and a power supply. When she gets home, she unpacks the nodes and connects each of the turnout-controllers to her four turnouts, E1, E2, W1, and W2. Then she connects the nodes together with the provided cables. Following the directions, she then uses the blue button on each of the turnout-controllers and ensures the attached turnout changes position. </text:p>
      <text:p text:style-name="P8"/>
      <text:p text:style-name="P8"><draw:g text:anchor-type="paragraph" draw:z-index="4" draw:style-name="gr7"><draw:g draw:style-name="gr2"><draw:g draw:style-name="gr2"><draw:frame draw:style-name="gr8" draw:text-style-name="P18" svg:width="1.985cm" svg:height="0.586cm" svg:x="0.071cm" svg:y="0.125cm"><draw:text-box><text:p text:style-name="P14"><text:span text:style-name="T7">Node A</text:span></text:p></draw:text-box></draw:frame><draw:frame draw:style-name="gr9" draw:text-style-name="P18" svg:width="2.192cm" svg:height="0.586cm" svg:x="2.722cm" svg:y="0.125cm"><draw:text-box><text:p text:style-name="P14"><text:span text:style-name="T7">Node <text:s/>C</text:span></text:p></draw:text-box></draw:frame><draw:rect draw:style-name="gr10" draw:text-style-name="P13" svg:width="4.642cm" svg:height="3.192cm" svg:x="0.071cm" svg:y="0.125cm"><text:p/></draw:rect><draw:rect draw:style-name="gr11" draw:text-style-name="P13" svg:width="1.551cm" svg:height="0.953cm" svg:x="2.981cm" svg:y="0.585cm"><text:p/></draw:rect><draw:rect draw:style-name="gr12" draw:text-style-name="P19" svg:width="1.551cm" svg:height="0.228cm" svg:x="2.981cm" svg:y="0.866cm"><text:p text:style-name="P16"><text:span text:style-name="T8">432.1</text:span></text:p></draw:rect><draw:rect draw:style-name="gr13" draw:text-style-name="P13" svg:width="1.551cm" svg:height="0.953cm" svg:x="0.341cm" svg:y="0.585cm"><text:p/></draw:rect><draw:rect draw:style-name="gr14" draw:text-style-name="P19" svg:width="1.551cm" svg:height="0.228cm" svg:x="0.341cm" svg:y="0.866cm"><text:p text:style-name="P16"><text:span text:style-name="T8">123.4</text:span></text:p></draw:rect><draw:rect draw:style-name="gr15" draw:text-style-name="P13" svg:width="1.551cm" svg:height="0.953cm" svg:x="2.981cm" svg:y="2.236cm"><text:p/></draw:rect><draw:rect draw:style-name="gr16" draw:text-style-name="P19" svg:width="1.551cm" svg:height="0.228cm" svg:x="2.981cm" svg:y="2.517cm"><text:p text:style-name="P16"><text:span text:style-name="T8">987.6</text:span></text:p></draw:rect><draw:rect draw:style-name="gr17" draw:text-style-name="P13" svg:width="1.551cm" svg:height="0.953cm" svg:x="0.341cm" svg:y="2.236cm"><text:p/></draw:rect><draw:rect draw:style-name="gr18" draw:text-style-name="P19" svg:width="1.551cm" svg:height="0.228cm" svg:x="0.341cm" svg:y="2.517cm"><text:p text:style-name="P16"><text:span text:style-name="T8">456.7</text:span></text:p></draw:rect><draw:frame draw:style-name="gr19" draw:text-style-name="P18" svg:width="1.985cm" svg:height="0.586cm" svg:x="0.071cm" svg:y="1.799cm"><draw:text-box><text:p text:style-name="P14"><text:span text:style-name="T7">Node B</text:span></text:p></draw:text-box></draw:frame><draw:frame draw:style-name="gr20" draw:text-style-name="P18" svg:width="2.192cm" svg:height="0.586cm" svg:x="2.722cm" svg:y="1.799cm"><draw:text-box><text:p text:style-name="P14"><text:span text:style-name="T7">Node <text:s/>D</text:span></text:p></draw:text-box></draw:frame></draw:g><draw:g draw:style-name="gr2"><draw:frame draw:style-name="gr21" draw:text-style-name="P18" svg:width="1.985cm" svg:height="0.586cm" svg:x="0.071cm" svg:y="3.316cm"><draw:text-box><text:p text:style-name="P14"><text:span text:style-name="T7">Node A</text:span></text:p></draw:text-box></draw:frame><draw:frame draw:style-name="gr22" draw:text-style-name="P18" svg:width="2.192cm" svg:height="0.586cm" svg:x="2.722cm" svg:y="3.316cm"><draw:text-box><text:p text:style-name="P14"><text:span text:style-name="T7">Node <text:s/>C</text:span></text:p></draw:text-box></draw:frame><draw:rect draw:style-name="gr23" draw:text-style-name="P13" svg:width="4.642cm" svg:height="3.19cm" svg:x="0.071cm" svg:y="3.316cm"><text:p/></draw:rect><draw:connector draw:style-name="gr24" draw:text-style-name="P13" draw:type="curve" svg:x1="1.891cm" svg:y1="4.17cm" svg:x2="2.981cm" svg:y2="5.821cm" draw:start-shape="id18" draw:start-glue-point="1" draw:end-shape="id19" draw:end-glue-point="3" svg:d="m1891 4170c817 0 273 1651 1090 1651"><text:p/></draw:connector><draw:rect draw:style-name="gr25" draw:text-style-name="P13" svg:width="1.551cm" svg:height="0.953cm" svg:x="2.981cm" svg:y="3.774cm"><text:p/></draw:rect><draw:rect draw:style-name="gr26" draw:text-style-name="P19" draw:id="id20" svg:width="1.551cm" svg:height="0.227cm" svg:x="2.981cm" svg:y="4.057cm"><text:p text:style-name="P16"><text:span text:style-name="T8">123.4</text:span></text:p></draw:rect><draw:connector draw:style-name="gr27" draw:text-style-name="P13" draw:type="curve" svg:x1="2.981cm" svg:y1="4.17cm" svg:x2="1.891cm" svg:y2="4.17cm" draw:start-shape="id20" draw:start-glue-point="3" draw:end-shape="id18" draw:end-glue-point="1" svg:d="m2981 4170h-1090"><text:p/></draw:connector><draw:rect draw:style-name="gr28" draw:text-style-name="P13" svg:width="1.551cm" svg:height="0.953cm" svg:x="0.341cm" svg:y="3.774cm"><text:p/></draw:rect><draw:rect draw:style-name="gr29" draw:text-style-name="P19" draw:id="id18" svg:width="1.551cm" svg:height="0.227cm" svg:x="0.341cm" svg:y="4.057cm"><text:p text:style-name="P16"><text:span text:style-name="T8">123.4</text:span></text:p></draw:rect><draw:rect draw:style-name="gr30" draw:text-style-name="P13" svg:width="1.551cm" svg:height="0.953cm" svg:x="2.981cm" svg:y="5.425cm"><text:p/></draw:rect><draw:rect draw:style-name="gr31" draw:text-style-name="P19" draw:id="id19" svg:width="1.551cm" svg:height="0.227cm" svg:x="2.981cm" svg:y="5.708cm"><text:p text:style-name="P16"><text:span text:style-name="T8">123.4</text:span></text:p></draw:rect><draw:rect draw:style-name="gr32" draw:text-style-name="P13" svg:width="1.551cm" svg:height="0.953cm" svg:x="0.341cm" svg:y="5.425cm"><text:p/></draw:rect><draw:rect draw:style-name="gr33" draw:text-style-name="P19" svg:width="1.551cm" svg:height="0.227cm" svg:x="0.341cm" svg:y="5.708cm"><text:p text:style-name="P16"><text:span text:style-name="T8">456.7</text:span></text:p></draw:rect><draw:frame draw:style-name="gr34" draw:text-style-name="P18" svg:width="1.985cm" svg:height="0.586cm" svg:x="0.071cm" svg:y="4.99cm"><draw:text-box><text:p text:style-name="P14"><text:span text:style-name="T7">Node B</text:span></text:p></draw:text-box></draw:frame><draw:frame draw:style-name="gr35" draw:text-style-name="P18" svg:width="2.192cm" svg:height="0.586cm" svg:x="2.722cm" svg:y="4.99cm"><draw:text-box><text:p text:style-name="P14"><text:span text:style-name="T7">Node <text:s/>D</text:span></text:p></draw:text-box></draw:frame></draw:g><draw:g draw:style-name="gr2"><draw:frame draw:style-name="gr36" draw:text-style-name="P18" svg:width="1.985cm" svg:height="0.586cm" svg:x="0.071cm" svg:y="6.505cm"><draw:text-box><text:p text:style-name="P14"><text:span text:style-name="T7">Node A</text:span></text:p></draw:text-box></draw:frame><draw:frame draw:style-name="gr37" draw:text-style-name="P18" svg:width="2.192cm" svg:height="0.586cm" svg:x="2.722cm" svg:y="6.505cm"><draw:text-box><text:p text:style-name="P14"><text:span text:style-name="T7">Node <text:s/>C</text:span></text:p></draw:text-box></draw:frame><draw:rect draw:style-name="gr38" draw:text-style-name="P13" svg:width="4.642cm" svg:height="3.192cm" svg:x="0.071cm" svg:y="6.505cm"><text:p/></draw:rect><draw:connector draw:style-name="gr39" draw:text-style-name="P13" draw:type="curve" svg:x1="1.891cm" svg:y1="7.359cm" svg:x2="2.981cm" svg:y2="9.01cm" draw:start-shape="id21" draw:start-glue-point="1" draw:end-shape="id22" draw:end-glue-point="3" svg:d="m1891 7359c817 0 273 1651 1090 1651"><text:p/></draw:connector><draw:rect draw:style-name="gr40" draw:text-style-name="P13" svg:width="1.551cm" svg:height="0.953cm" svg:x="2.981cm" svg:y="6.965cm"><text:p/></draw:rect><draw:rect draw:style-name="gr41" draw:text-style-name="P19" draw:id="id23" svg:width="1.551cm" svg:height="0.228cm" svg:x="2.981cm" svg:y="7.246cm"><text:p text:style-name="P16"><text:span text:style-name="T8">Evening</text:span></text:p></draw:rect><draw:connector draw:style-name="gr42" draw:text-style-name="P13" draw:type="curve" svg:x1="2.981cm" svg:y1="7.359cm" svg:x2="1.891cm" svg:y2="7.359cm" draw:start-shape="id23" draw:start-glue-point="3" draw:end-shape="id21" draw:end-glue-point="1" svg:d="m2981 7359h-1090"><text:p/></draw:connector><draw:rect draw:style-name="gr43" draw:text-style-name="P13" svg:width="1.551cm" svg:height="0.953cm" svg:x="0.341cm" svg:y="6.965cm"><text:p/></draw:rect><draw:rect draw:style-name="gr44" draw:text-style-name="P19" draw:id="id21" svg:width="1.551cm" svg:height="0.228cm" svg:x="0.341cm" svg:y="7.246cm"><text:p text:style-name="P16"><text:span text:style-name="T8">Evening</text:span></text:p></draw:rect><draw:rect draw:style-name="gr45" draw:text-style-name="P13" svg:width="1.551cm" svg:height="0.953cm" svg:x="2.981cm" svg:y="8.616cm"><text:p/></draw:rect><draw:rect draw:style-name="gr46" draw:text-style-name="P19" draw:id="id22" svg:width="1.551cm" svg:height="0.228cm" svg:x="2.981cm" svg:y="8.897cm"><text:p text:style-name="P16"><text:span text:style-name="T8">Evening</text:span></text:p></draw:rect><draw:rect draw:style-name="gr47" draw:text-style-name="P13" svg:width="1.551cm" svg:height="0.953cm" svg:x="0.341cm" svg:y="8.616cm"><text:p/></draw:rect><draw:rect draw:style-name="gr48" draw:text-style-name="P19" svg:width="1.551cm" svg:height="0.228cm" svg:x="0.341cm" svg:y="8.897cm"><text:p text:style-name="P16"><text:span text:style-name="T8">456.7</text:span></text:p></draw:rect><draw:frame draw:style-name="gr49" draw:text-style-name="P18" svg:width="1.985cm" svg:height="0.586cm" svg:x="0.071cm" svg:y="8.179cm"><draw:text-box><text:p text:style-name="P14"><text:span text:style-name="T7">Node B</text:span></text:p></draw:text-box></draw:frame><draw:frame draw:style-name="gr50" draw:text-style-name="P18" svg:width="2.192cm" svg:height="0.586cm" svg:x="2.722cm" svg:y="8.179cm"><draw:text-box><text:p text:style-name="P14"><text:span text:style-name="T7">Node <text:s/>D</text:span></text:p></draw:text-box></draw:frame></draw:g></draw:g></draw:g>S9.6 lets you teach nodes to respond to one another by letting you place the same event number into each node. <text:s/>In the upper diagram to the left,</text:p>
      <text:p text:style-name="P8"><text:s/>the four nodes are represented as boxes containing an event number. <text:s/>However, the nodes have no relationship with each other because they do not share the same event number. <text:s/></text:p>
      <text:p text:style-name="P8"/>
      <text:p text:style-name="P8">However, by teaching one node's event number to two others, the three nodes can now communicate, and together they form an <text:span text:style-name="T5">event</text:span>. <text:s/>This event can represent any conceptual idea, such as 'evening has fallen' – this is shown symbolically in the bottom panel. <text:s text:c="3"/>Node A has taught nodes B and C, and they share the same event number. <text:s/></text:p>
      <text:p text:style-name="P8"/>
      <text:p text:style-name="P8">One or more nodes can be taught from another node. <text:s/>In S9.6 you can accomplish this be pushing buttons to select the events to be taught on the learning nodes, and then choosing the event number to teach on the teaching node. <text:s/>This method is called the '<text:span text:style-name="T5">blue/gold</text:span>' algorithm after the colour of the buttons. <text:s/></text:p>
      <text:p text:style-name="Standard"><text:span text:style-name="T2"/></text:p>
      <text:p text:style-name="P8">Also, note that in the bottom panel, node B can be taught from any of the other nodes. </text:p>
      <text:p text:style-name="Standard"><text:span text:style-name="T2"/></text:p>
      <text:p text:style-name="Standard"><text:span text:style-name="T2"/></text:p>
      <text:p text:style-name="P7">Big Events</text:p>
      <text:p text:style-name="Standard"/>
      <text:p text:style-name="P9">Your club does not want to expend any effort pre-allocating numbers, making sure that module configurations don't conflict or anything like that; they just want to plug them together and operate the entire layout from both central and distributed locations. All the modules must still continue to operate without reprogramming or reconfiguration; there's just not enough time for that. </text:p>
      <text:p text:style-name="Standard"/>
      <text:p text:style-name="Standard">A major difference from previous buses, and the other proposals, is the use of 'big events' - S9.6 uses 48-bit and 64-bit node-ids and event numbers, respectively. <text:s/>This decision was not taken lightly. <text:s/>Big events have many advantages. <text:s/>It simplifies the code of simple nodes, and allows increased flexibility since all nodes can respond to any event. <text:s/>It frees you from remembering node, channel and event numbers since these are pre-assigned when the nodes were made, and each is unique. <text:s/>Since the events are unique and big, your modular club and large layouts do not have to worry about running out of node numbers nor whether two nodes will conflict. <text:s/></text:p>
      <text:p text:style-name="Standard"/>
      <text:p text:style-name="Standard">As an example of simplifying nodes while adding functionality, consider adding a fast clock with an alarm function to your layout. <text:s/>The old way would to be to define a new alarm-messages, and to write new code into each node to recognize and process those new messages. <text:s/></text:p>
      <text:p text:style-name="Standard"/>
      <text:p text:style-name="Standard"><draw:g text:anchor-type="paragraph" draw:z-index="6" draw:style-name="gr71"><draw:rect draw:style-name="gr72" draw:text-style-name="P21" svg:width="1.403cm" svg:height="0.279cm" svg:x="11.139cm" svg:y="0.662cm"><text:p text:style-name="P16"><text:span text:style-name="T7">08:00</text:span></text:p></draw:rect><draw:rect draw:style-name="gr73" draw:text-style-name="P21" svg:width="1.479cm" svg:height="0.279cm" svg:x="9.661cm" svg:y="0.662cm"><text:p text:style-name="P16"><text:span text:style-name="T7">Alarm</text:span></text:p></draw:rect><draw:rect draw:style-name="gr74" draw:text-style-name="P23" svg:width="4.255cm" svg:height="1.906cm" svg:x="13.132cm" svg:y="0.56cm"><text:p text:style-name="P22"><text:span text:style-name="T7">S9.5 Node</text:span></text:p><text:p text:style-name="P22"><text:span text:style-name="T10">// Added code:</text:span></text:p><text:p text:style-name="P22"><text:span text:style-name="T10">If(msgType=='Alarm' AND p=08:00) Do(..);</text:span></text:p><text:p text:style-name="P22"><text:span text:style-name="T10">// Existing code:</text:span></text:p><text:p text:style-name="P22"><text:span text:style-name="T10">if(event=='..') Do(..);</text:span></text:p><text:p text:style-name="P22"><text:span text:style-name="T10">if(event=='..') Do(..);</text:span></text:p><text:p text:style-name="P22"><text:span text:style-name="T10">...</text:span></text:p></draw:rect><draw:custom-shape draw:style-name="gr75" draw:text-style-name="P13" svg:width="1.4cm" svg:height="0.682cm" draw:transform="rotate (-1.57079632679579) translate (13.0306111111111cm 0.685388888888889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76" draw:text-style-name="P21" svg:width="1.366cm" svg:height="0.322cm" svg:x="12.423cm" svg:y="3.227cm"><text:p text:style-name="P16"><text:span text:style-name="T7">08:00</text:span></text:p></draw:rect><draw:rect draw:style-name="gr77" draw:text-style-name="P21" svg:width="3.724cm" svg:height="0.322cm" svg:x="8.699cm" svg:y="3.227cm"><text:p text:style-name="P16"><text:span text:style-name="T7">Alarm</text:span></text:p></draw:rect><draw:rect draw:style-name="gr78" draw:text-style-name="P24" svg:width="3.081cm" svg:height="1.325cm" svg:x="14.296cm" svg:y="3.163cm"><text:p text:style-name="P22"><text:span text:style-name="T7">S9.6 Node</text:span></text:p><text:p text:style-name="P22"><text:span text:style-name="T10">// Existing code:</text:span></text:p><text:p text:style-name="P22"><text:span text:style-name="T10">if(event=='Alarm08:00')Do(....);</text:span></text:p><text:p text:style-name="P22"><text:span text:style-name="T10">if(event=='..') Do(..);</text:span></text:p><text:p text:style-name="P22"><text:span text:style-name="T10">...</text:span></text:p></draw:rect><draw:custom-shape draw:style-name="gr79" draw:text-style-name="P13" svg:width="1.174cm" svg:height="0.604cm" draw:transform="rotate (-1.57079632679579) translate (14.2010694444444cm 3.25084722222222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80" draw:text-style-name="P13" svg:width="8.954cm" svg:height="2.033cm" svg:x="8.581cm" svg:y="2.719cm"><text:p/></draw:rect><draw:frame draw:style-name="gr81" draw:text-style-name="P18" svg:width="10.034cm" svg:height="0.701cm" svg:x="8.454cm" svg:y="-0.012cm"><draw:text-box><text:p text:style-name="P14"><text:span text:style-name="T7">S9.5 requires added code to deal with the new message set.</text:span></text:p></draw:text-box></draw:frame><draw:frame draw:style-name="gr82" draw:text-style-name="P18" svg:width="9.145cm" svg:height="0.701cm" svg:x="8.454cm" svg:y="2.719cm"><draw:text-box><text:p text:style-name="P14"><text:span text:style-name="T7">S9.6 uses existing event-handling code.</text:span></text:p></draw:text-box></draw:frame><draw:rect draw:style-name="gr83" draw:text-style-name="P13" svg:width="8.953cm" svg:height="2.668cm" svg:x="8.583cm" svg:y="0.052cm"><text:p/></draw:rect></draw:g><text:soft-page-break/>Big-events lets S9.6 to enfold the time-value inside a set of <text:s/>events. <text:s/>Your nodes respond to the alarm-event just like any other event – and no extra code is needed. <text:s/></text:p>
      <text:p text:style-name="Standard"/>
      <text:p text:style-name="Standard">This is illustrated in the diagram to the right. <text:s/>The top panel shows a alarm-event and the extra code needed to recognize and process it. <text:s/>The bottom panel sows S9.6's approach, the time is enclosed in a regular event, and your node responds to it just like any other event. <text:s/></text:p>
      <text:p text:style-name="Standard"/>
      <text:p text:style-name="P7">Unique Ids equals no Ids</text:p>
      <text:p text:style-name="Standard"/>
      <text:p text:style-name="Standard">Since S9.6 has big-events, it can afford to assign one to each node at its manufacture. <text:s/>This means that you do not need to set a node's id number when you get it, it already has one and its different from every other node in the world. <text:s/>This means that you don't have to worry about any two nodes conflicting. <text:s/>You can set-up your node, take it to your friend's house, and not worry that it will conflict with his nodes – S9.6 guarantees it. <text:s text:c="2"/></text:p>
      <text:p text:style-name="Standard"/>
      <text:p text:style-name="Standard">If you have a large layouts, you don't need to keep detailed lists of node numbers -- a computer can easily query the layout to retrieve all the node numbers. <text:s/>In addition, you can refer to the nodes by name. <text:s/></text:p>
      <text:p text:style-name="Standard"/>
      <text:p text:style-name="P7">Running out of things</text:p>
      <text:p text:style-name="Standard"/>
      <text:p text:style-name="P9">Hugh realizes he has a problem – he's maxed out the number of nodes. He talks to the local guru, and the guru says – no problem, just divide <text:s/>your CAN into two parts and join the parts with a CAN-to-CAN bridge. Hugh is doubtful, it can't be 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p text:style-name="P9"/>
      <text:p text:style-name="P11">One of the big problems with buses is that you eventually run out of things: id-numbers, bus capacity <text:s/>and bandwidth. <text:s/>Big events obviously takes care of the first, but S9.6 has also addresses the last two. <text:s text:c="2"/>If you have too many nodes or too much traffic, then you can break your layout into two bus-segments, and join them with a bridge-node, as diagrammed to the right. <text:s/></text:p>
      <text:p text:style-name="Standard"><draw:g text:anchor-type="paragraph" draw:z-index="5" draw:style-name="gr7"><draw:rect draw:style-name="gr51" draw:text-style-name="P13" svg:width="1.551cm" svg:height="0.953cm" svg:x="15.903cm" svg:y="1.921cm"><text:p/></draw:rect><draw:rect draw:style-name="gr52" draw:text-style-name="P19" draw:id="id27" svg:width="1.551cm" svg:height="0.228cm" svg:x="15.903cm" svg:y="2.202cm"><text:p text:style-name="P16"><text:span text:style-name="T8">Evening</text:span></text:p></draw:rect><draw:rect draw:style-name="gr53" draw:text-style-name="P13" svg:width="1.551cm" svg:height="0.953cm" svg:x="11.804cm" svg:y="1.921cm"><text:p/></draw:rect><draw:rect draw:style-name="gr54" draw:text-style-name="P19" draw:id="id26" svg:width="1.551cm" svg:height="0.228cm" svg:x="11.804cm" svg:y="2.202cm"><text:p text:style-name="P16"><text:span text:style-name="T8">Evening</text:span></text:p></draw:rect><draw:rect draw:style-name="gr55" draw:text-style-name="P13" draw:id="id28" svg:width="1.551cm" svg:height="0.953cm" svg:x="15.903cm" svg:y="3.572cm"><text:p/></draw:rect><draw:rect draw:style-name="gr56" draw:text-style-name="P19" svg:width="1.551cm" svg:height="0.228cm" svg:x="15.903cm" svg:y="3.853cm"><text:p text:style-name="P16"><text:span text:style-name="T8">Evening</text:span></text:p></draw:rect><draw:rect draw:style-name="gr57" draw:text-style-name="P13" svg:width="1.551cm" svg:height="0.953cm" svg:x="11.804cm" svg:y="3.572cm"><text:p/></draw:rect><draw:rect draw:style-name="gr58" draw:text-style-name="P19" draw:id="id24" svg:width="1.551cm" svg:height="0.228cm" svg:x="11.804cm" svg:y="3.853cm"><text:p text:style-name="P16"><text:span text:style-name="T8">456.7</text:span></text:p></draw:rect><draw:rect draw:style-name="gr59" draw:text-style-name="P13" svg:width="1.551cm" svg:height="0.953cm" svg:x="13.836cm" svg:y="0.397cm"><text:p/></draw:rect><draw:rect draw:style-name="gr60" draw:text-style-name="P20" draw:id="id25" svg:width="1.551cm" svg:height="0.228cm" svg:x="13.836cm" svg:y="0.678cm"><text:p text:style-name="P16"><text:span text:style-name="T9">Bridge-node</text:span></text:p></draw:rect><draw:connector draw:style-name="gr61" draw:text-style-name="P13" draw:type="curve" svg:x1="12.578cm" svg:y1="3.853cm" svg:x2="13.836cm" svg:y2="0.791cm" draw:start-shape="id24" draw:start-glue-point="0" draw:end-shape="id25" draw:end-glue-point="3" svg:d="m12578 3853c0-2042 418-3062 1258-3062"><text:p/></draw:connector><draw:connector draw:style-name="gr62" draw:text-style-name="P13" draw:type="curve" svg:x1="12.578cm" svg:y1="2.201cm" svg:x2="16.678cm" svg:y2="2.201cm" draw:start-shape="id26" draw:start-glue-point="0" draw:end-shape="id27" draw:end-glue-point="0" svg:d="m12578 2201c0-751 4100-751 4100 0"><text:p/></draw:connector><draw:connector draw:style-name="gr63" draw:text-style-name="P13" draw:type="curve" svg:x1="16.677cm" svg:y1="2.202cm" svg:x2="16.677cm" svg:y2="3.573cm" draw:start-shape="id27" draw:start-glue-point="0" draw:end-shape="id28" draw:end-glue-point="0" svg:d="m16677 2202c0-751 1277-501 1277 149s-1277 365-1277 1222"><text:p/></draw:connector><draw:line draw:style-name="gr64" draw:text-style-name="P13" svg:x1="13.354cm" svg:y1="1.922cm" svg:x2="13.835cm" svg:y2="1.359cm"><text:p/></draw:line><draw:line draw:style-name="gr65" draw:text-style-name="P13" svg:x1="15.903cm" svg:y1="1.922cm" svg:x2="15.386cm" svg:y2="1.35cm"><text:p/></draw:line><draw:line draw:style-name="gr66" draw:text-style-name="P13" svg:x1="15.903cm" svg:y1="3.573cm" svg:x2="15.903cm" svg:y2="2.874cm"><text:p/></draw:line><draw:line draw:style-name="gr67" draw:text-style-name="P13" svg:x1="13.354cm" svg:y1="3.573cm" svg:x2="13.354cm" svg:y2="2.874cm"><text:p/></draw:line><draw:rect draw:style-name="gr68" draw:text-style-name="P13" svg:width="5.906cm" svg:height="4.827cm" svg:x="11.675cm" svg:y="0.205cm"><text:p/></draw:rect><draw:rect draw:style-name="gr69" draw:text-style-name="P20" svg:width="1.551cm" svg:height="0.227cm" svg:x="11.804cm" svg:y="4.615cm"><text:p text:style-name="P16"><text:span text:style-name="T9">Segment A</text:span></text:p></draw:rect><draw:rect draw:style-name="gr70" draw:text-style-name="P20" svg:width="1.553cm" svg:height="0.228cm" svg:x="15.901cm" svg:y="4.65cm"><text:p text:style-name="P16"><text:span text:style-name="T9">Segment B</text:span></text:p></draw:rect></draw:g></text:p>
      <text:p text:style-name="Standard">This solves the problem of too many nodes on a segment, but not the traffic. <text:s/>S9.6 solves this by by running over fast transports, such as Ethernet. <text:s/>But this doesn't solve the problem if all the messages go everywhere. <text:s/>Partial solutions involve non-linear address spaces and limiting traffic on a message by message basis. <text:s text:c="2"/>S9.6 automatically limits traffic by only sending messages to those nodes that want them. <text:s/>This is called 'interested based filtering', and is illustrated to the right. <text:s/>The blue event is passed by the bridge-node, since two of the nodes on segment B are <text:span text:style-name="T5">interested</text:span> in the evemt. However, the red event has been blocked at the bridge, because no node requires it <text:soft-page-break/>on segment B. <text:s/>In addition, S9.6 messages are completely routable, and you can use cheap Ethernet routers to do the work. <text:s/>This is implemented now, and your layout can take up acres as space, and still run a single unified bus. <text:s/></text:p>
      <text:p text:style-name="Standard"/>
      <text:p text:style-name="Standard"><text:span text:style-name="T3">Other good works for Big layouts</text:span>. <text:s/></text:p>
      <text:p text:style-name="Standard"/>
      <text:p text:style-name="P9">Hugh and John are in charge of setting up the modular meet. <text:s/>They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Standard"/>
      <text:p text:style-name="Standard"><draw:g text:anchor-type="paragraph" draw:z-index="7" draw:style-name="gr7"><draw:connector draw:style-name="gr84" draw:text-style-name="P13" draw:type="curve" draw:line-skew="0.958cm" svg:x1="15.389cm" svg:y1="0.958cm" svg:x2="16.215cm" svg:y2="0.831cm" draw:start-shape="id29" draw:start-glue-point="3" draw:end-shape="id30" draw:end-glue-point="3" svg:d="m15389 958c685 0 274-127 826-127"><text:p/></draw:connector><draw:rect draw:style-name="gr85" draw:text-style-name="P13" draw:id="id31" svg:width="1.017cm" svg:height="0.509cm" svg:x="12.341cm" svg:y="0.246cm"><text:p/></draw:rect><draw:polygon draw:style-name="gr86" draw:text-style-name="P13" svg:width="1.015cm" svg:height="1.015cm" svg:x="13.358cm" svg:y="0.247cm" svg:viewBox="0 0 1016 1016" draw:points="0,0 508,0 1016,508 1016,1016 508,1016 0,508"><text:p/></draw:polygon><draw:rect draw:style-name="gr87" draw:text-style-name="P13" draw:id="id32" svg:width="1.017cm" svg:height="0.509cm" svg:x="14.373cm" svg:y="0.754cm"><text:p/></draw:rect><draw:polygon draw:style-name="gr88" draw:text-style-name="P13" draw:id="id29" svg:width="1.015cm" svg:height="0.605cm" svg:x="15.39cm" svg:y="0.656cm" svg:viewBox="0 0 1016 606" draw:points="0,606 1016,479 825,0 0,98"><text:p/></draw:polygon><draw:polygon draw:style-name="gr89" draw:text-style-name="P13" draw:id="id30" svg:width="-1.015cm" svg:height="-0.605cm" svg:x="17.23cm" svg:y="1.135cm" svg:viewBox="0 0 -1016 -606" draw:points="0,-247853 1016,-247980 825,-248459 0,-248361"><text:p/></draw:polygon><draw:connector draw:style-name="gr90" draw:text-style-name="P13" draw:type="curve" svg:x1="13.357cm" svg:y1="0.5cm" svg:x2="14.373cm" svg:y2="1.008cm" draw:start-shape="id31" draw:start-glue-point="1" draw:end-shape="id32" draw:end-glue-point="3" svg:d="m13357 500c762 0 254 508 1016 508"><text:p/></draw:connector><draw:connector draw:style-name="gr91" draw:text-style-name="P13" draw:type="lines" draw:line-skew="0.501cm 1.517cm" svg:x1="14.373cm" svg:y1="1.008cm" svg:x2="14.373cm" svg:y2="1.008cm" draw:start-shape="id32" draw:start-glue-point="3" draw:end-shape="id32" svg:d="m14373 1008v0h1016"><text:p/></draw:connector><draw:rect draw:style-name="gr92" draw:text-style-name="P13" svg:width="5.271cm" svg:height="3.874cm" svg:x="12.15cm" svg:y="0.055cm"><text:p/></draw:rect><draw:connector draw:style-name="gr93" draw:text-style-name="P13" draw:type="lines" draw:line-skew="0.628cm -0.752cm" svg:x1="12.341cm" svg:y1="0.5cm" svg:x2="13.357cm" svg:y2="0.5cm" draw:start-shape="id31" draw:start-glue-point="3" draw:end-shape="id31" draw:end-glue-point="1" svg:d="m12341 500h127 637 252"><text:p/></draw:connector><draw:ellipse draw:style-name="gr94" draw:text-style-name="P13" svg:width="3.049cm" svg:height="1.842cm" svg:x="13.357cm" svg:y="1.96cm"><text:p/></draw:ellipse><draw:ellipse draw:style-name="gr95" draw:text-style-name="P13" svg:width="1.398cm" svg:height="0.89cm" svg:x="14.182cm" svg:y="0.563cm"><text:p/></draw:ellipse><draw:rect draw:style-name="gr96" draw:text-style-name="P13" svg:width="2.16cm" svg:height="1.207cm" svg:x="13.801cm" svg:y="2.278cm"><text:p/></draw:rect><draw:line draw:style-name="gr97" draw:text-style-name="P13" svg:x1="13.358cm" svg:y1="2.787cm" svg:x2="14.183cm" svg:y2="1.009cm"><text:p/></draw:line><draw:line draw:style-name="gr98" draw:text-style-name="P13" svg:x1="16.405cm" svg:y1="2.913cm" svg:x2="15.579cm" svg:y2="0.959cm"><text:p/></draw:line><draw:line draw:style-name="gr99" draw:text-style-name="P13" svg:x1="13.801cm" svg:y1="2.914cm" svg:x2="15.96cm" svg:y2="2.914cm"><text:p/></draw:line><draw:line draw:style-name="gr100" draw:text-style-name="P13" svg:x1="13.801cm" svg:y1="2.976cm" svg:x2="15.96cm" svg:y2="2.976cm"><text:p/></draw:line><draw:rect draw:style-name="gr101" draw:text-style-name="P13" svg:width="0.382cm" svg:height="0.318cm" svg:x="14.182cm" svg:y="2.405cm"><text:p/></draw:rect><draw:rect draw:style-name="gr102" draw:text-style-name="P13" svg:width="0.636cm" svg:height="0.128cm" svg:x="14.182cm" svg:y="2.722cm"><text:p/></draw:rect><draw:custom-shape draw:style-name="gr103" draw:text-style-name="P13" svg:width="0.318cm" svg:height="0.255cm" svg:x="15.198cm" svg:y="3.10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04" draw:text-style-name="P13" svg:width="0.191cm" svg:height="0.191cm" svg:x="14.944cm" svg:y="2.405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05" draw:text-style-name="P13" svg:width="0.445cm" svg:height="0.318cm" svg:x="14.944cm" svg:y="2.405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06" draw:text-style-name="P13" svg:x1="14.182cm" svg:y1="2.406cm" svg:x2="14.563cm" svg:y2="2.723cm"><text:p/></draw:line><draw:line draw:style-name="gr107" draw:text-style-name="P13" svg:x1="14.563cm" svg:y1="2.406cm" svg:x2="14.182cm" svg:y2="2.723cm"><text:p/></draw:line><draw:custom-shape draw:style-name="gr108" draw:text-style-name="P13" svg:width="0.509cm" svg:height="0.255cm" svg:x="14.182cm" svg:y="3.103cm"><text:p/><draw:enhanced-geometry svg:viewBox="0 0 21600 21600" draw:text-areas="3000 3320 17110 17330" draw:type="cloud-callout" draw:modifiers="82737.7162629758 248921.3793103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g>One of the major problems with large modular meets is the time taken to set up. <text:s/>S9.6 gives the meet organizers tools to shorten and ease this effort. <text:s/>Auto-configuration of modules and an automatic over-view of the layout is generated. <text:s/>The meet organizers can drill-down into each bus segment and get reports of all the nodes and their messages, <text:s/>so debugging and tweaking the layout is easy.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Mincho Pro W3"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7-18T19:49:37</meta:creation-date>
    <dc:date>2010-07-20T00:34:25</dc:date>
    <dc:creator>David Harris</dc:creator>
    <meta:editing-duration>PT03H19M53S</meta:editing-duration>
    <meta:editing-cycles>8</meta:editing-cycles>
    <meta:generator>OpenOffice.org/3.1$Unix OpenOffice.org_project/310m11$Build-9399</meta:generator>
    <meta:document-statistic meta:table-count="0" meta:image-count="0" meta:object-count="0" meta:page-count="5" meta:paragraph-count="63" meta:word-count="1922" meta:character-count="10967"/>
  </office:meta>
</office:document-meta>
</file>